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11" style:parent-style-name="DefaultParagraphFont" style:family="text">
      <style:text-properties style:font-name="Times New Roman" style:font-name-complex="Times New Roman" fo:font-size="13pt" style:font-size-asian="13pt" style:font-size-complex="13pt" style:text-underline-type="single" style:text-underline-style="solid" style:text-underline-width="auto" style:text-underline-mode="continuous"/>
    </style:style>
    <style:style style:name="T12" style:parent-style-name="DefaultParagraphFont" style:family="text">
      <style:text-properties style:font-name="Times New Roman" style:font-name-complex="Times New Roman"/>
    </style:style>
    <style:style style:name="P13" style:parent-style-name="Standard" style:family="paragraph">
      <style:text-properties style:font-name="Times New Roman" style:font-name-complex="Times New Roman"/>
    </style:style>
    <style:style style:name="P14" style:parent-style-name="Standard" style:family="paragraph">
      <style:text-properties style:font-name="Times New Roman" style:font-name-complex="Times New Roman" fo:font-style="italic" style:font-style-asian="italic" style:font-style-complex="italic" fo:font-size="8pt" style:font-size-asian="8pt" style:font-size-complex="8pt"/>
    </style:style>
    <style:style style:name="P15" style:parent-style-name="Standard" style:family="paragraph">
      <style:text-properties style:font-name="Times New Roman" style:font-name-complex="Times New Roman"/>
    </style:style>
    <style:style style:name="P16" style:parent-style-name="Standard" style:family="paragraph">
      <style:paragraph-properties fo:text-indent="0.4923in"/>
      <style:text-properties style:font-name="Times New Roman" style:font-name-complex="Times New Roman"/>
    </style:style>
    <style:style style:name="P17" style:parent-style-name="Standard" style:family="paragraph">
      <style:text-properties style:font-name="Times New Roman" style:font-name-complex="Times New Roman"/>
    </style:style>
    <style:style style:name="P18" style:parent-style-name="Standard" style:family="paragraph">
      <style:text-properties style:font-name="Times New Roman" style:font-name-complex="Times New Roman"/>
    </style:style>
    <style:style style:name="P19" style:parent-style-name="Standard" style:family="paragraph">
      <style:paragraph-properties fo:text-indent="0.4923in"/>
    </style:style>
    <style:style style:name="P20" style:parent-style-name="Standard" style:family="paragraph">
      <style:paragraph-properties fo:text-indent="0.4923in"/>
    </style:style>
    <style:style style:name="T21" style:parent-style-name="DefaultParagraphFont" style:family="text">
      <style:text-properties style:font-name="Liberation Sans" fo:font-size="13pt" style:font-size-asian="13pt" style:font-size-complex="13pt" style:text-underline-type="single" style:text-underline-style="solid" style:text-underline-width="auto" style:text-underline-mode="continuous"/>
    </style:style>
    <style:style style:name="P22" style:parent-style-name="Standard" style:family="paragraph">
      <style:text-properties fo:font-style="italic" style:font-style-asian="italic" style:font-style-complex="italic" fo:font-size="9pt" style:font-size-asian="9pt" style:font-size-complex="9pt"/>
    </style:style>
    <style:style style:name="T23" style:parent-style-name="DefaultParagraphFont" style:family="text">
      <style:text-properties style:font-name="Liberation Sans" fo:font-size="13pt" style:font-size-asian="13pt" style:font-size-complex="13pt" style:text-underline-type="single" style:text-underline-style="solid" style:text-underline-width="auto" style:text-underline-mode="continuous"/>
    </style:style>
    <style:style style:name="P24" style:parent-style-name="Standard" style:family="paragraph">
      <style:text-properties fo:font-style="italic" style:font-style-asian="italic" style:font-style-complex="italic" fo:font-size="9pt" style:font-size-asian="9pt" style:font-size-complex="9pt"/>
    </style:style>
    <style:style style:name="P25" style:parent-style-name="Standard" style:family="paragraph">
      <style:paragraph-properties fo:margin-left="0.5in">
        <style:tab-stops/>
      </style:paragraph-properties>
    </style:style>
    <style:style style:name="T2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7" style:parent-style-name="Standard" style:family="paragraph">
      <style:paragraph-properties fo:margin-left="0.5in">
        <style:tab-stops/>
      </style:paragraph-properties>
    </style:style>
    <style:style style:name="P28" style:parent-style-name="Standard" style:family="paragraph">
      <style:paragraph-properties fo:margin-left="0.5in">
        <style:tab-stops/>
      </style:paragraph-properties>
    </style:style>
    <style:style style:name="T2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0" style:parent-style-name="Standard" style:family="paragraph">
      <style:paragraph-properties fo:margin-left="0.5in">
        <style:tab-stops/>
      </style:paragraph-properties>
    </style:style>
    <style:style style:name="P31" style:parent-style-name="Standard" style:family="paragraph">
      <style:paragraph-properties fo:margin-left="0.5in">
        <style:tab-stops/>
      </style:paragraph-properties>
    </style:style>
    <style:style style:name="T32" style:parent-style-name="DefaultParagraphFont" style:family="text">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text:span text:style-name="T11">Description</text:span><text:span text:style-name="T12">:</text:span></text:p>
      <text:p text:style-name="P13"/>
      <text:p text:style-name="P14">How does your program work? What design decisions did you make? Describe your method carefully.</text:p>
      <text:p text:style-name="P15"/>
      <text:p text:style-name="P16">The program created by the group implements a wall following behavior<text:s/>achieved by a PID control system. The robot periodically gathers sensor information with Timer 0 and updates a 16 bit integer with the current wall sensor reading. Also with the timer, a robotState is determined, and the U of k control signal is calculated<text:s/>with the proportional, integral, and derivative terms. The robot then is able to traverse an enclosure by following the walls without ever getting hung up.</text:p>
      <text:p text:style-name="P17"/>
      <text:p text:style-name="P18"><text:tab/>A finite state machine design is implemented to tell the robot how to behave next based on the wall sensor and bumper sensor information. There are three states. If the state is 0, no wall has been detected, and the robot will drive straight until it finds one. To enter this state, there must be no bumpers tripped and the wall sensor must be close to<text:s/>zero. The additional bumper condition confirms the robot isn’t just too close to the wall and voiding the wall sensor. If the state is 1, a wall has been detected and the robot will rotate until it is no longer colliding with the wall, and then proceed to<text:s/>move forward, but in a way that it hugs the wall by making the right wheel slower than the left. To enter this state, the robot simply must not be triggering states 0 or 2. If the state is 2, the robot has both found and aligned itself with the wall by rotating and will start following the wall with the U of k control signal. To enter this state, there needs to be no bumpers tripped and the wall sensor is getting a reading. That’s why state 1 is just entered by “else”, since states 0 and 2 are essentially binary/opposite.</text:p>
      <text:p text:style-name="Standard"/>
      <text:p text:style-name="Standard"><text:tab/><text:s/>The set point was found by inspecting the wall sensor reading via serial-dump, with the test condition being placing the robot parallel with and close to one of the pieces of wood in the lab that the robot will be interacting with. The gain values were set using trial and error, trying to make the robot’s movement as smooth as possible. The PID terms were calculated as expected with the discrete formula, but we used an additional proportion variable to divide them out since the gains were<text:s/>too big without doing so. We opted to only hold on to 10 readings at a time, which seemed to have good results.</text:p>
      <text:p text:style-name="P19"/>
      <text:p text:style-name="P20">In the actual main for loop for the program, the robot checks what state it is currently in and reacts accordingly as explained above. We set<text:s/>it up so if there are any wheel drops (the robot is off the ground), the robot will not move. So to make it begin looking for a wall to follow, simply set it down, and to make it stop, pick it back up.</text:p>
      <text:p text:style-name="Standard"/>
      <text:p text:style-name="Standard"><text:span text:style-name="T21">Evaluation</text:span>:</text:p>
      <text:p text:style-name="Standard"/>
      <text:p text:style-name="P22">Does your program actually work? How well? If it doesn’t work, can you tell why not? What partial successes did you have that deserve partial credit?</text:p>
      <text:p text:style-name="Standard"/>
      <text:p text:style-name="Standard"><text:tab/>As per the instructions, the program works very well. It successfully reads and stores the wall sensor data into a 16-bit integer (1). The robot<text:s/>then is able to use that wall reading, given set point, and gains, to follow a wall while oscillating only when necessary (distance adjustment), only bumping into a wall when it’s unavoidable (directly in front of it), and never drifting away from the wall (2). The group would recommend PID control to accomplish this specific task, as once you get everything working properly, it works very well and is easy to customize. With a correctly set up state machine and well calibrated gains, the robot could probably travel through even more complicated areas with PID control.</text:p>
      <text:p text:style-name="Standard"/>
      <text:p text:style-name="Standard"><text:span text:style-name="T23">Allocation of Effort</text:span>:</text:p>
      <text:p text:style-name="Standard"/>
      <text:p text:style-name="P24">List the names of each person that worked on the project along with their contributions to the final result.</text:p>
      <text:p text:style-name="Standard"/>
      <text:p text:style-name="P25"><text:span text:style-name="T26">Alex</text:span>: Implemented the state machine and the conditions<text:s/>that initiate a switch between states. Wrote the methods that control the behavior of the state machine, namely findWall(), alignWall(), and followWall(). Calibrated the gain values. Set up the wheel drop system for when the robot can move or not.</text:p>
      <text:p text:style-name="P27"/>
      <text:p text:style-name="P28"><text:span text:style-name="T29">James</text:span>:<text:s/>James wrote the C algorithms used for PID control. He augmented movement functions to work with the new robot state methods and U value. James persuaded the robot to follow along the wall a little better after Alex implemented the state machine. The robot takes a gradual curve to the right<text:s/>now, in attempt to re-find the wall. <text:s/>After that, James cleaned up the code, tried some gain values.<?opendocument cursor-position?></text:p>
      <text:p text:style-name="P30"/>
      <text:p text:style-name="P31"><text:span text:style-name="T32">The Patrick Stewart</text:span>:<text:s/>I co-wrote the report with Alex Harm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text-properties fo:font-size="9pt" style:font-size-asian="9pt" style:font-size-complex="9pt"/>
    </style:style>
    <style:style style:name="P3" style:parent-style-name="Header" style:family="paragraph">
      <style:paragraph-properties fo:text-align="end"/>
      <style:text-properties fo:font-size="9pt" style:font-size-asian="9pt" style:font-size-complex="9pt"/>
    </style:style>
    <style:style style:name="P4" style:parent-style-name="Header" style:family="paragraph">
      <style:paragraph-properties fo:text-align="end"/>
      <style:text-properties fo:font-size="9pt" style:font-size-asian="9pt" style:font-size-complex="9pt"/>
    </style:style>
    <style:style style:name="P5" style:parent-style-name="Header" style:family="paragraph">
      <style:paragraph-properties fo:text-align="end"/>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style:style style:name="T8" style:parent-style-name="DefaultParagraphFont" style:family="text">
      <style:text-properties fo:font-size="9pt" style:font-size-asian="9pt" style:font-size-complex="9pt"/>
    </style:style>
    <style:style style:name="T9" style:parent-style-name="DefaultParagraphFont" style:family="text">
      <style:text-properties fo:font-size="9pt" style:font-size-asian="9pt" style:font-size-complex="9pt"/>
    </style:style>
    <style:style style:name="P10" style:parent-style-name="Header" style:family="paragraph">
      <style:paragraph-properties fo:text-align="center"/>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office:automatic-styles>
  <office:master-styles>
    <style:master-page style:name="MP0" style:page-layout-name="PL0">
      <style:header>
        <text:p text:style-name="P2">Alex Harmon</text:p>
        <text:p text:style-name="P3">James Sager</text:p>
        <text:p text:style-name="P4">Patrick Stewart</text:p>
        <text:p text:style-name="P5"><text:span text:style-name="T6">Page<text:s/></text:span><text:span text:style-name="T7"><text:page-number text:fixed="false">2</text:page-number></text:span><text:span text:style-name="T8"><text:s/>of<text:s/></text:span><text:span text:style-name="T9"><text:page-count>2</text:page-count></text:span></text:p>
        <text:p text:style-name="P10">Project 3 Report</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ellhus</meta:initial-creator>
    <dc:creator>Kellhus</dc:creator>
    <meta:creation-date>2015-11-05T21:34:00Z</meta:creation-date>
    <dc:date>2015-11-24T18:24:00Z</dc:date>
    <meta:template xlink:href="Normal" xlink:type="simple"/>
    <meta:editing-cycles>30</meta:editing-cycles>
    <meta:editing-duration>PT3180S</meta:editing-duration>
    <meta:document-statistic meta:page-count="2" meta:paragraph-count="8" meta:word-count="667" meta:character-count="4464" meta:row-count="31" meta:non-whitespace-character-count="3805"/>
  </office:meta>
</office:document-meta>
</file>